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1ac2" officeooo:paragraph-rsid="00171ac2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71ac2" officeooo:paragraph-rsid="00171ac2" style:font-size-asian="15.75pt" style:font-size-complex="18pt"/>
    </style:style>
    <style:style style:name="P3" style:family="paragraph" style:parent-style-name="Standard">
      <style:text-properties fo:font-size="18pt" officeooo:rsid="001a9419" officeooo:paragraph-rsid="001a9419" style:font-size-asian="15.75pt" style:font-size-complex="18pt"/>
    </style:style>
    <style:style style:name="P4" style:family="paragraph" style:parent-style-name="Standard">
      <style:text-properties fo:font-size="18pt" officeooo:rsid="001d4e77" officeooo:paragraph-rsid="001d4e77" style:font-size-asian="15.75pt" style:font-size-complex="18pt"/>
    </style:style>
    <style:style style:name="P5" style:family="paragraph" style:parent-style-name="Standard">
      <style:text-properties fo:font-size="18pt" officeooo:rsid="001e5074" officeooo:paragraph-rsid="001e5074" style:font-size-asian="15.75pt" style:font-size-complex="18pt"/>
    </style:style>
    <style:style style:name="P6" style:family="paragraph" style:parent-style-name="Standard">
      <style:text-properties fo:font-size="18pt" officeooo:rsid="00202001" officeooo:paragraph-rsid="00202001" style:font-size-asian="15.75pt" style:font-size-complex="18pt"/>
    </style:style>
    <style:style style:name="P7" style:family="paragraph" style:parent-style-name="Standard">
      <style:text-properties fo:font-size="18pt" officeooo:rsid="0020dddc" officeooo:paragraph-rsid="0020dddc" style:font-size-asian="15.75pt" style:font-size-complex="18pt"/>
    </style:style>
    <style:style style:name="P8" style:family="paragraph" style:parent-style-name="Standard">
      <style:text-properties fo:font-size="18pt" officeooo:rsid="00215126" officeooo:paragraph-rsid="00215126" style:font-size-asian="15.75pt" style:font-size-complex="18pt"/>
    </style:style>
    <style:style style:name="P9" style:family="paragraph" style:parent-style-name="Standard">
      <style:paragraph-properties style:line-height-at-least="0.503cm"/>
      <style:text-properties fo:color="#e1e1e6" style:font-name="Droid Sans Mono" fo:font-size="10.5pt" fo:font-weight="normal" fo:background-color="#191622"/>
    </style:style>
    <style:style style:name="P10" style:family="paragraph" style:parent-style-name="Standard">
      <style:paragraph-properties style:line-height-at-least="0.503cm"/>
      <style:text-properties fo:color="#483c67" style:font-name="Droid Sans Mono" fo:font-size="10.5pt" fo:font-weight="normal" fo:background-color="#191622"/>
    </style:style>
    <style:style style:name="P11" style:family="paragraph" style:parent-style-name="Standard">
      <style:text-properties fo:color="#483c67" style:font-name="Droid Sans Mono" fo:font-size="10.5pt" fo:font-weight="normal" officeooo:rsid="001d4e77" officeooo:paragraph-rsid="001d4e77" fo:background-color="#191622" style:font-size-asian="15.75pt" style:font-size-complex="18pt"/>
    </style:style>
    <style:style style:name="P12" style:family="paragraph" style:parent-style-name="Standard">
      <style:text-properties fo:color="#483c67" style:font-name="Droid Sans Mono" fo:font-size="10.5pt" fo:font-weight="normal" officeooo:rsid="001e5074" officeooo:paragraph-rsid="001e5074" fo:background-color="#191622" style:font-size-asian="15.75pt" style:font-size-complex="18pt"/>
    </style:style>
    <style:style style:name="P13" style:family="paragraph" style:parent-style-name="Standard">
      <style:text-properties fo:color="#483c67" style:font-name="Droid Sans Mono" fo:font-size="10.5pt" fo:font-weight="normal" officeooo:rsid="0020dddc" officeooo:paragraph-rsid="0020dddc" fo:background-color="#191622" style:font-size-asian="15.75pt" style:font-size-complex="18pt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officeooo:paragraph-rsid="001d4e77"/>
    </style:style>
    <style:style style:name="T1" style:family="text">
      <style:text-properties fo:color="#988bc7"/>
    </style:style>
    <style:style style:name="T2" style:family="text">
      <style:text-properties fo:color="#e7de79"/>
    </style:style>
    <style:style style:name="T3" style:family="text">
      <style:text-properties fo:color="#ff79c6"/>
    </style:style>
    <style:style style:name="T4" style:family="text">
      <style:text-properties fo:font-size="18pt" officeooo:rsid="001e5074" style:font-size-asian="15.75pt" style:font-size-complex="18pt"/>
    </style:style>
    <style:style style:name="T5" style:family="text">
      <style:text-properties fo:font-size="18pt" officeooo:rsid="001d4e77" style:font-size-asian="15.75pt" style:font-size-complex="18pt"/>
    </style:style>
    <style:style style:name="T6" style:family="text">
      <style:text-properties fo:color="#78d1e1"/>
    </style:style>
    <style:style style:name="T7" style:family="text">
      <style:text-properties officeooo:rsid="0021a92a"/>
    </style:style>
    <style:style style:name="T8" style:family="text">
      <style:text-properties officeooo:rsid="002280b1"/>
    </style:style>
    <style:style style:name="T9" style:family="text">
      <style:text-properties officeooo:rsid="00237955"/>
    </style:style>
    <style:style style:name="T10" style:family="text">
      <style:text-properties officeooo:rsid="00243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1"/>
      <text:p text:style-name="P1">Aula 1.5 ShellScript</text:p>
      <text:p text:style-name="P1"/>
      <text:p text:style-name="P1">Comandos ShellScript.</text:p>
      <text:p text:style-name="P1"/>
      <text:p text:style-name="P3">Para fazer comentários é só usar # e tudo que vir depois é comentários.</text:p>
      <text:p text:style-name="P3"/>
      <text:p text:style-name="P15"><text:span text:style-name="T4">aula_basica</text:span><text:span text:style-name="T5">.sh:</text:span></text:p>
      <text:p text:style-name="P11">#!/bin/bash</text:p>
      <text:p text:style-name="P10">#Comentários</text:p>
      <text:p text:style-name="P14"/>
      <text:p text:style-name="P9"><text:span text:style-name="T1">echo</text:span> <text:span text:style-name="T2">"Meu primeiro script em shellscrip"</text:span></text:p>
      <text:p text:style-name="P9"><text:span text:style-name="T1">echo</text:span> <text:span text:style-name="T2">"FullStack Software Developer Web"</text:span></text:p>
      <text:p text:style-name="P14"/>
      <text:p text:style-name="P9"><text:span text:style-name="T1">echo</text:span> <text:span text:style-name="T2">"Criando um diretorio"</text:span></text:p>
      <text:p text:style-name="P14"/>
      <text:p text:style-name="P9">mkdir teste</text:p>
      <text:p text:style-name="P14"/>
      <text:p text:style-name="P9"><text:span text:style-name="T1">echo</text:span> <text:span text:style-name="T2">"Aguarde"</text:span><text:span text:style-name="T3">;</text:span> sleep 1<text:span text:style-name="T3">;</text:span> <text:span text:style-name="T1">echo</text:span> <text:span text:style-name="T1">.</text:span><text:span text:style-name="T3">;</text:span> sleep 1<text:span text:style-name="T3">;</text:span> <text:span text:style-name="T1">echo</text:span> <text:span text:style-name="T2">"."</text:span><text:span text:style-name="T3">;</text:span>sleep 1<text:span text:style-name="T3">;</text:span><text:span text:style-name="T1">echo</text:span> <text:span text:style-name="T2">"."</text:span><text:span text:style-name="T3">;</text:span>sleep 01<text:span text:style-name="T3">;</text:span></text:p>
      <text:p text:style-name="P14"/>
      <text:p text:style-name="P9"><text:span text:style-name="T1">echo</text:span> <text:span text:style-name="T2">"Diretório criado com sucesso!!"</text:span></text:p>
      <text:p text:style-name="P4"/>
      <text:p text:style-name="P5">aula_variáveis:</text:p>
      <text:p text:style-name="P12">#!/bin/bash</text:p>
      <text:p text:style-name="P14"/>
      <text:p text:style-name="P9"><text:span text:style-name="T1">echo</text:span> <text:span text:style-name="T2">"Qual é a sua idade"</text:span><text:span text:style-name="T3">;</text:span></text:p>
      <text:p text:style-name="P9"><text:span text:style-name="T1">read</text:span> IDADE<text:span text:style-name="T3">;</text:span></text:p>
      <text:p text:style-name="P9"><text:span text:style-name="T1">echo</text:span> <text:span text:style-name="T2">"Você tem "</text:span> <text:span text:style-name="T6">$IDADE</text:span> <text:span text:style-name="T2">" anos"</text:span><text:span text:style-name="T3">;</text:span></text:p>
      <text:p text:style-name="P5"/>
      <text:p text:style-name="P6">Para declarar variável no ShellScript basta escrever a variavel que desejar em letra maiúscula(ex: IDADE) e depois para exibir o conteúdo dela basta colocar o $ na frente dela(ex: $IDADE).</text:p>
      <text:p text:style-name="P6"/>
      <text:p text:style-name="P7">exercicio_variaveis:</text:p>
      <text:p text:style-name="P13">#!/bin/bash</text:p>
      <text:p text:style-name="P14"/>
      <text:p text:style-name="P9"><text:span text:style-name="T1">echo</text:span> <text:span text:style-name="T2">"Qual o seu nome: "</text:span><text:span text:style-name="T3">;</text:span></text:p>
      <text:p text:style-name="P9"><text:span text:style-name="T1">read</text:span> NOME<text:span text:style-name="T3">;</text:span></text:p>
      <text:p text:style-name="P9"><text:span text:style-name="T1">echo</text:span> <text:span text:style-name="T2">"Idade: "</text:span><text:span text:style-name="T3">;</text:span></text:p>
      <text:p text:style-name="P9"><text:span text:style-name="T1">read</text:span> IDADE<text:span text:style-name="T3">;</text:span></text:p>
      <text:p text:style-name="P9">USER=<text:span text:style-name="T2">`whoami`</text:span><text:span text:style-name="T3">;</text:span></text:p>
      <text:p text:style-name="P9"><text:soft-page-break/>DOC=<text:span text:style-name="T2">`pwd`</text:span><text:span text:style-name="T3">;</text:span></text:p>
      <text:p text:style-name="P14"/>
      <text:p text:style-name="P9"><text:span text:style-name="T1">echo</text:span> -e <text:span text:style-name="T6">$NOME</text:span> <text:span text:style-name="T2">"\n"</text:span> <text:span text:style-name="T6">$IDADE</text:span> <text:span text:style-name="T2">"\n"</text:span> <text:span text:style-name="T6">$USER</text:span> <text:span text:style-name="T2">"\n"</text:span> <text:span text:style-name="T6">$DOC</text:span><text:span text:style-name="T3">;</text:span></text:p>
      <text:p text:style-name="P7"/>
      <text:p text:style-name="P8">Comandos de condições ShellScript:</text:p>
      <text:p text:style-name="P8"/>
      <text:p text:style-name="P8">-lt: menor que</text:p>
      <text:p text:style-name="P8">-gt maior que</text:p>
      <text:p text:style-name="P8">-<text:span text:style-name="T7">le menor ou igual</text:span></text:p>
      <text:p text:style-name="P8">-<text:span text:style-name="T8">ge maior ou igual</text:span></text:p>
      <text:p text:style-name="P8">-<text:span text:style-name="T9">eq igual</text:span></text:p>
      <text:p text:style-name="P8">-<text:span text:style-name="T10">ne difere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53:37.519528424</meta:creation-date>
    <dc:date>2020-08-14T15:46:16.943045974</dc:date>
    <meta:editing-duration>PT1H32M13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2" meta:paragraph-count="35" meta:word-count="153" meta:character-count="951" meta:non-whitespace-character-count="833"/>
  </office:meta>
</office:document-meta>
</file>